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7e7d"/>
    </style:style>
    <style:style style:name="P2" style:family="paragraph" style:parent-style-name="Preformatted_20_Text">
      <style:text-properties officeooo:rsid="0004e743" officeooo:paragraph-rsid="00127e7d"/>
    </style:style>
    <style:style style:name="P3" style:family="paragraph" style:parent-style-name="Preformatted_20_Text">
      <style:text-properties officeooo:paragraph-rsid="001339d6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Standard">
      <style:text-properties officeooo:rsid="0004e743" officeooo:paragraph-rsid="00127e7d"/>
    </style:style>
    <style:style style:name="P6" style:family="paragraph" style:parent-style-name="Standard">
      <style:text-properties officeooo:rsid="00127e7d" officeooo:paragraph-rsid="00127e7d"/>
    </style:style>
    <style:style style:name="T1" style:family="text">
      <style:text-properties officeooo:rsid="00097d94"/>
    </style:style>
    <style:style style:name="T2" style:family="text">
      <style:text-properties officeooo:rsid="00133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aining command used from workstation:-</text:p>
      <text:p text:style-name="P5"/>
      <text:p text:style-name="P5">keras-retinanet/keras_retinanet/bin/train.py --weights resnet50_coco_best_v2.1.0.h5 \</text:p>
      <text:p text:style-name="P1">--batch-size <text:span text:style-name="T1">7</text:span> --steps <text:span text:style-name="T1">9</text:span> --epochs <text:span text:style-name="T1">4</text:span> \</text:p>
      <text:p text:style-name="P1">--snapshot-path snapshots --tensorboard-dir tensorboard \</text:p>
      <text:p text:style-name="P5">csv dataset/train.csv dataset/classes.csv</text:p>
      <text:p text:style-name="P5"/>
      <text:p text:style-name="P5"/>
      <text:p text:style-name="P2"><text:bookmark text:name="cd5b"/># <text:span text:style-name="T2">Command t</text:span>o convert the model</text:p>
      <text:p text:style-name="P3">$ retinanet-convert-model &lt;path/to/desired/snapshot.h5&gt;</text:p>
      <text:p text:style-name="P3">&lt;path/to/output/model.h5&gt;</text:p>
      <text:p text:style-name="P3"/>
      <text:p text:style-name="P3"/>
      <text:p text:style-name="P3"><text:bookmark text:name="3305"/># <text:span text:style-name="T2">Command t</text:span>o evaluate the model</text:p>
      <text:p text:style-name="P4">$ retinanet-evaluate &lt;path/to/output/model.h5&gt; csv &lt;path/to/train.csv&gt; &lt;path/to/classes.csv&gt;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3:39:33.395331445</meta:creation-date>
    <dc:date>2019-08-12T13:48:31.641358092</dc:date>
    <meta:editing-duration>PT9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2" meta:character-count="493" meta:non-whitespace-character-count="457"/>
  </office:meta>
</office:document-meta>
</file>